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  <mrow>
        <mspace width="2em"/>
        <mo stretchy="false">=</mo>
        <mspace width="2em"/>
      </mrow>
      <mi>A</mi>
      <mspace width="0.5em"/>
      <mi>cos</mi>
      <mi mathvariant="normal">ϑ</mi>
      <mrow>
        <mspace width="2em"/>
        <mo stretchy="false">=</mo>
        <mspace width="2em"/>
      </mrow>
      <mi>A</mi>
      <mspace width="0.5em"/>
      <mi>cos</mi>
      <mrow>
        <mo fence="true" stretchy="false">(</mo>
        <mrow>
          <mrow>
            <mi mathvariant="normal">ω</mi>
            <mspace width="0.5em"/>
            <mi>t</mi>
          </mrow>
        </mrow>
        <mo fence="true" stretchy="false">)</mo>
      </mrow>
      <mrow>
        <mspace width="2em"/>
        <mo stretchy="false">=</mo>
        <mspace width="2em"/>
      </mrow>
      <mi>A</mi>
      <mspace width="0.5em"/>
      <mi>cos</mi>
      <mrow>
        <mo fence="true" stretchy="false">(</mo>
        <mrow>
          <mrow>
            <mn>2</mn>
            <mi mathvariant="normal">π</mi>
            <mspace width="0.5em"/>
            <mi>f</mi>
            <mspace width="0.5em"/>
            <mi>t</mi>
          </mrow>
        </mrow>
        <mo fence="true" stretchy="false">)</mo>
      </mrow>
    </mrow>
    <annotation encoding="StarMath 5.0">x ( t ) ~=~ A ` cos %ivartheta ~=~ A ` cos ( %iomega ` t ) ~=~ A ` cos ( 2 %pi ` f ` 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7:18:37.279000000</meta:creation-date>
    <dc:date>2015-04-09T17:23:00.956000000</dc:date>
    <meta:editing-duration>PT4M23S</meta:editing-duration>
    <meta:editing-cycles>1</meta:editing-cycles>
    <meta:generator>LibreOffice/4.3.4.1$Windows_x86 LibreOffice_project/bc356b2f991740509f321d70e4512a6a54c5f243</meta:generator>
  </office:meta>
</office:document-meta>
</file>